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ar Senator Dreyfus,</text:p>
      <text:p text:style-name="Standard"><text:tab/></text:p>
      <text:p text:style-name="Standard"><text:tab/>I agree with your theory regarding Alex Murphy having free control over his suit and mind, and I also believe that the Dreyfus Act should not only be repealed, but also strengthened. The robots that currently run Iran's security, and potentially ours, are <text:span text:style-name="T1">out of control. </text:span><text:span text:style-name="T2">T</text:span>heir inability to feel, strategize, and properly interpret threats, their expensive and hackable nature as machines, and the legal fiascoes that would result in their life-threatening uproar would stain the human mind and matter.</text:p>
      <text:p text:style-name="Standard"/>
      <text:p text:style-name="Standard"><text:tab/>Although robots are praised for accomplishing tasks without distraction, this can prove to be counter-intuitive because it prevents them from thinking and considering the best option at the moment. For example, imagine that a robot has a choice between chasing and arresting a drug dealer <text:span text:style-name="T1">or</text:span> saving the life of a severely injured woman. The robot would choose to pursue the drug dealer because he was programmed to arrest, not to rescue endangered citizens. Furthermore, their limited thought process causes them to act recklessly and without strategy. We have seen countless instances in which people carry weapons for self-defense; this is not unusual. If a robot sees a person concealing a weapon for self-defense, then the robot will think that it is a threat and eliminate them. The idea that the weapon was for protection wouldn't even come to the robot's ”mind” when it pulls the trigger. <text:span text:style-name="T1">Without</text:span> <text:span text:style-name="T1">remorse</text:span>, the robot turns its back to the deceased.</text:p>
      <text:p text:style-name="Standard"><text:s/></text:p>
      <text:p text:style-name="Standard"><text:tab/>When discussing the benefits and drawbacks of these machines, it's important to remember that they're only machines. People act as if using these robots will have no consequence, but the truth is that every time one is destroyed or malfunctioned, both the time and money put into constructing them will be a waste. A single robot officer would cost far more than <text:span text:style-name="T1">several</text:span> human officers. It will also be very disappointing for taxpayers to have their money misused on the robots due to flaws such as hacking. The robot officers, like Alex Murphy (while not in control), use internet databases to find and track criminals. It is very possible that people can infiltrate the networks that the robots run on and seize control. If the supposedly safe robots are under the hand of the “puppet-master”, then are the robots still safe?</text:p>
      <text:p text:style-name="Standard"/>
      <text:p text:style-name="Standard"><text:tab/> <text:s/>Under government control, the robots can only obey their direct orders, which would be to arrest criminals and follow the law. The problem with this is that they don't object to even the most blatant of loopholes. As an example, Alex Murphy could not shoot somebody if they were protected by the red asset (in fact, the existence of the red asset in itself is evidence that the creators knew that the robots could backfire). In addition, if a robot were to kill somebody it shouldn't have, there would be no way to punish it, because it would be like punishing a car. I dread that having the robots as police officers can be nothing but a legal nightm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1T20:10:46.17</meta:creation-date>
    <dc:date>2014-07-12T00:03:33.84</dc:date>
    <meta:editing-duration>PT3H51M14S</meta:editing-duration>
    <meta:editing-cycles>52</meta:editing-cycles>
    <meta:generator>OpenOffice/4.0.1$Win32 OpenOffice.org_project/401m5$Build-9714</meta:generator>
    <meta:document-statistic meta:table-count="0" meta:image-count="0" meta:object-count="0" meta:page-count="1" meta:paragraph-count="7" meta:word-count="500" meta:character-count="2967"/>
  </office:meta>
</office:document-meta>
</file>